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Kasheeda" svg:font-family="'Jameel Noori Kasheeda'"/>
    <style:font-face style:name="Montserrat" svg:font-family="Montserrat, sans-serif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Cantarell" fo:font-size="12pt" style:font-size-asian="12pt" style:font-size-complex="12pt"/>
    </style:style>
    <style:style style:name="T1" style:family="text">
      <style:text-properties fo:font-variant="normal" fo:text-transform="none" fo:color="#b6b2ac" loext:opacity="100%" style:font-name="Montserrat" fo:font-size="13.5pt" fo:letter-spacing="normal" fo:font-style="normal" fo:font-weight="normal"/>
    </style:style>
    <style:style style:name="T2" style:family="text">
      <style:text-properties fo:font-variant="normal" fo:text-transform="none" fo:color="#b6b2ac" loext:opacity="100%" style:font-name="Montserrat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b6b2ac" loext:opacity="100%" fo:letter-spacing="normal"/>
    </style:style>
    <style:style style:name="T4" style:family="text">
      <style:text-properties fo:font-variant="normal" fo:text-transform="none" fo:color="#b6b2ac" loext:opacity="100%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b6b2ac" loext:opacity="100%" fo:font-size="13.5pt" fo:letter-spacing="normal" fo:font-style="normal" fo:font-weight="normal"/>
    </style:style>
    <style:style style:name="T6" style:family="text">
      <style:text-properties fo:font-variant="normal" fo:text-transform="none" fo:color="#b6b2ac" loext:opacity="100%" fo:font-size="13.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b6b2ac" loext:opacity="100%" fo:font-size="13.5pt" fo:letter-spacing="normal" fo:font-style="normal" fo:font-weight="bold" style:font-weight-asian="bold" style:font-weight-complex="bold" loext:padding="0in" loext:border="none"/>
    </style:style>
    <style:style style:name="T8" style:family="text">
      <style:text-properties fo:font-variant="normal" fo:text-transform="none" fo:color="#000000" loext:opacity="100%" style:font-name="Montserrat" fo:font-size="13.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style:font-name="Montserrat" fo:font-size="13.5pt" fo:letter-spacing="normal" fo:font-style="normal" fo:font-weight="bold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loext:opacity="100%" fo:font-size="13.5pt" fo:letter-spacing="normal" fo:font-style="normal" fo:font-weight="bold" style:font-weight-asian="bold" style:font-weight-complex="bold" loext:padding="0in" loext:border="none"/>
    </style:style>
    <style:style style:name="T11" style:family="text">
      <style:text-properties fo:font-variant="normal" fo:text-transform="none" fo:color="#000000" loext:opacity="100%" fo:font-size="13.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weight-asian="bold" style:font-weight-complex="bold" loext:padding="0in" loext:border="none"/>
    </style:style>
    <style:style style:name="T13" style:family="text">
      <style:text-properties fo:font-variant="normal" fo:text-transform="none" fo:color="#1c99e0" loext:opacity="100%" fo:font-size="13.5pt" fo:letter-spacing="normal" fo:font-style="normal" fo:font-weight="normal"/>
    </style:style>
    <style:style style:name="T14" style:family="text">
      <style:text-properties fo:font-variant="normal" fo:text-transform="none" fo:color="#1c99e0" loext:opacity="100%" fo:letter-spacing="normal" fo:font-style="normal" fo:font-weight="normal"/>
    </style:style>
    <style:style style:name="T15" style:family="text">
      <style:text-properties fo:font-weight="bold" officeooo:rsid="000e2e61" style:font-weight-asian="bold" style:font-weight-complex="bold"/>
    </style:style>
    <style:style style:name="T16" style:family="text">
      <style:text-properties officeooo:rsid="000e2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tab/><text:span text:style-name="T15">Chapter 8</text:span><text:span text:style-name="T16"> (Mr.Chips)</text:span></text:p>
      <text:p text:style-name="P1"><text:span text:style-name="T12">Q.1. When did Katherine and her new-born child die? </text:span><text:line-break/><text:span text:style-name="T12">Ans</text:span><text:span text:style-name="T4">:</text:span><text:span text:style-name="T3"> </text:span><text:span text:style-name="T14">The mother and the newly born child died on April 1, 1898 during</text:span><text:line-break/><text:line-break/><text:span text:style-name="T12">Q.2. What did young Faulkner ask Chips on April 1, 1898? </text:span><text:line-break/><text:span text:style-name="T12">Ans:</text:span><text:span text:style-name="T4"> </text:span><text:span text:style-name="T14">He asked if he might have the afternoon off and miss chapel too, go to the station to receive his family.</text:span><text:line-break/><text:line-break/><text:span text:style-name="T12">Q.3. Why did Chips not want to receive condolences? </text:span><text:line-break/><text:span text:style-name="T12">Ans:</text:span><text:span text:style-name="T3"> </text:span><text:span text:style-name="T14">He wanted to get used to things before facing the kind words of others to others.</text:span><text:line-break/><text:line-break/><text:span text:style-name="T12">Q.4. What type of letters did Mr. Chips receive on 1st April 1998? OR What was the April foolery did Chips face?</text:span><text:line-break/><text:span text:style-name="T12">Ans:</text:span><text:span text:style-name="T3"> </text:span><text:span text:style-name="T14">He was sitting at his desk. Someone said that there were letters for him. He opened them one by one. All letters contained a blank sheet of paper. He thought that it was strange.</text:span><text:line-break/><text:line-break/><text:span text:style-name="T12">Q.5. When did Chips realize that the blank letters written to him were a piece of April foolery? </text:span><text:line-break/><text:span text:style-name="T12">Ans:</text:span><text:span text:style-name="T3"> </text:span><text:span text:style-name="T14">It was after many days when Mr. Chips realized that it was a piece of April foolery. Because of the death of his beloved wife and newly born child, he could not realize it immediately.</text:span><text:line-break/><text:line-break/><text:span text:style-name="T12">Q.6. What do you know of Faulkner? </text:span><text:line-break/><text:span text:style-name="T12">Ans:</text:span><text:span text:style-name="T3"> <text:s/></text:span><text:span text:style-name="T14">Faulkner was a student at Brookfield who had met Mr. Chips on the day his wife died. He sought leave from Mr. Chips to receive his family at the station.</text:span><text:line-break/><text:line-break/><text:span text:style-name="T12">Q.7. What were Chips' feeling on his wife's death? </text:span><text:line-break/><text:span text:style-name="T12">Ans:</text:span><text:span text:style-name="T3"> </text:span><text:span text:style-name="T14">Mr. Chips was deeply grieved at the death of his beloved wife and his new-born child. He even wished he were dead himself.</text:span><text:line-break/><text:line-break/><text:span text:style-name="T12">Q.8. Describe Katherine's tragic death. </text:span><text:line-break/><text:span text:style-name="T12">Ans:</text:span><text:span text:style-name="T3"> </text:span><text:span text:style-name="T14">Katherine's tragic death made Chips deeply grieved and lonely. She and her newly born child died during childbirth on April 1, 1898. They died on the same d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Kasheeda" svg:font-family="'Jameel Noori Kasheeda'"/>
    <style:font-face style:name="Montserrat" svg:font-family="Montserrat, sans-serif"/>
    <style:font-face style:name="Noto Sans Devanagari" svg:font-family="'Noto Sans Devanagari'" style:font-family-generic="swis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Jameel Noori Kasheeda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Jameel Noori Kasheeda" fo:font-family="'Jameel Noori Kasheeda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Jameel Noori Kasheeda" fo:font-family="'Jameel Noori Kasheeda'"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6:54:13.388310410</meta:creation-date>
    <dc:date>2021-03-25T06:59:14.984172220</dc:date>
    <meta:editing-duration>PT5M3S</meta:editing-duration>
    <meta:editing-cycles>1</meta:editing-cycles>
    <meta:generator>LibreOffice/7.1.1.2$Linux_X86_64 LibreOffice_project/10$Build-2</meta:generator>
    <meta:print-date>2021-03-25T06:59:24.938729726</meta:print-date>
    <meta:document-statistic meta:table-count="0" meta:image-count="0" meta:object-count="0" meta:page-count="1" meta:paragraph-count="2" meta:word-count="301" meta:character-count="1626" meta:non-whitespace-character-count="1311"/>
  </office:meta>
</office:document-meta>
</file>